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36140000675A000052AFE708BE68.svg" manifest:media-type="image/svg+xml"/>
  <manifest:file-entry manifest:full-path="Pictures/1000000100000317000002784F70769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457cm" svg:height="21.166cm" svg:x="0cm" svg:y="0cm">
          <draw:image xlink:href="Pictures/100036140000675A000052AFE708BE68.svg" xlink:type="simple" xlink:show="embed" xlink:actuate="onLoad" draw:mime-type="image/svg+xml">
            <text:p/>
          </draw:image>
          <draw:image xlink:href="Pictures/1000000100000317000002784F70769B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68cm" fo:margin-bottom="0.968cm" fo:margin-left="0.968cm" fo:margin-right="0.968cm" fo:page-width="26.458cm" fo:page-height="21.16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document-statistic meta:object-count="1"/>
    <meta:generator>LibreOffice/24.8.5.2$Windows_X86_64 LibreOffice_project/fddf2685c70b461e7832239a0162a77216259f22</meta:generator>
  </office:meta>
</office:document-meta>
</file>